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8972in"/>
    </style:style>
    <style:style style:name="co4" style:family="table-column">
      <style:table-column-properties fo:break-before="auto" style:column-width="2.0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ain Menu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end &amp; Rotat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end &amp; Rotate Segmen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ink 1 Bend &amp; Rota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nk 2 Bend &amp; Rota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nk 3 Bend &amp; Rot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D Light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rightnes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ape Selec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raigh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traight Select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lbow 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lbow 1 Select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lbow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lbow 2 Select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lbow 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lbow 3 Select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airstep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tairstep Sele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oint Contro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oint Control Segmen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ink 1 Joint Contro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u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ck Robo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ck Robot Select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npack Robo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npack Robot Select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ystem Connectio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ystem Connection Select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librate Joystick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alibrate Joystick Select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bot Calibratio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Home Segment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ome Segments Sel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ove to Straigh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ove to Straight Segment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Link 1 Move to Stra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t Positio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eset Posi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form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ystem Informatio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7">00/00/0000</text:date>, <text:time style:data-style-name="N2" text:time-value="13:26:30.2873767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1T08:19:55.256007413</meta:creation-date>
    <dc:date>2024-10-17T13:27:05.689094996</dc:date>
    <meta:editing-duration>PT10M57S</meta:editing-duration>
    <meta:editing-cycles>5</meta:editing-cycles>
    <meta:generator>LibreOffice/7.6.7.2$Linux_X86_64 LibreOffice_project/60$Build-2</meta:generator>
    <meta:document-statistic meta:table-count="1" meta:cell-count="41" meta:object-count="0"/>
  </office:meta>
</office:document-meta>
</file>